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ba4" officeooo:paragraph-rsid="00080b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tions Légales</text:p>
      <text:p text:style-name="P1"/>
      <text:p text:style-name="P1"/>
      <text:p text:style-name="P1"/>
      <text:p text:style-name="P1">Tapis jouets :</text:p>
      <text:p text:style-name="P1"><text:a xlink:type="simple" xlink:href="https://eieihome.com/articles/wp-content/uploads/2017/01/45589231_ml.jpg" text:style-name="Internet_20_link" text:visited-style-name="Visited_20_Internet_20_Link">https://eieihome.com/articles/wp-content/uploads/2017/01/45589231_ml.jpg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5:39:23.565617349</meta:creation-date>
    <dc:date>2018-01-03T15:41:23.500513135</dc:date>
    <meta:editing-duration>PT2M</meta:editing-duration>
    <meta:editing-cycles>1</meta:editing-cycles>
    <meta:document-statistic meta:table-count="0" meta:image-count="0" meta:object-count="0" meta:page-count="1" meta:paragraph-count="3" meta:word-count="6" meta:character-count="102" meta:non-whitespace-character-count="99"/>
    <meta:generator>LibreOffice/5.1.6.2$Linux_X86_64 LibreOffice_project/10m0$Build-2</meta:generator>
  </office:meta>
</office:document-meta>
</file>